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600000266671DB2AD4946CAE7.png" manifest:media-type="image/png"/>
  <manifest:file-entry manifest:full-path="Pictures/100002010000013D0000013DE96225FABD95AE92.png" manifest:media-type="image/png"/>
  <manifest:file-entry manifest:full-path="Pictures/1000020100000200000002007F00A7A2A301120D.png" manifest:media-type="image/png"/>
  <manifest:file-entry manifest:full-path="Pictures/10000201000008CA0000096020138689DF252D2C.png" manifest:media-type="image/png"/>
  <manifest:file-entry manifest:full-path="Pictures/1000020100000200000002005BC86E10F1FEE767.png" manifest:media-type="image/png"/>
  <manifest:file-entry manifest:full-path="Pictures/10000201000002000000020021AFFD629F1A74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26cm" svg:height="2.527cm" svg:x="1.762cm" svg:y="2.213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2.539cm" svg:height="2.539cm" svg:x="6.546cm" svg:y="2.213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1" draw:layer="layout" svg:x1="4.398cm" svg:y1="3.58cm" svg:x2="6.448cm" svg:y2="3.58cm">
          <text:p/>
        </draw:line>
        <draw:frame draw:style-name="gr1" draw:text-style-name="P1" draw:layer="layout" svg:width="2.526cm" svg:height="2.526cm" svg:x="1.762cm" svg:y="5.045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2.539cm" svg:height="2.539cm" svg:x="6.546cm" svg:y="5.045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1" draw:layer="layout" svg:x1="4.398cm" svg:y1="6.412cm" svg:x2="6.448cm" svg:y2="6.412cm">
          <text:p/>
        </draw:line>
        <draw:frame draw:style-name="gr1" draw:text-style-name="P1" draw:layer="layout" svg:width="2.526cm" svg:height="2.526cm" svg:x="1.762cm" svg:y="7.877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2.539cm" svg:height="2.538cm" svg:x="6.546cm" svg:y="7.877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1" draw:layer="layout" svg:x1="4.398cm" svg:y1="9.244cm" svg:x2="6.448cm" svg:y2="9.244cm">
          <text:p/>
        </draw:line>
        <draw:line draw:style-name="gr2" draw:text-style-name="P1" draw:layer="layout" svg:x1="13.691cm" svg:y1="3.58cm" svg:x2="15.644cm" svg:y2="5.533cm">
          <text:p/>
        </draw:line>
        <draw:line draw:style-name="gr2" draw:text-style-name="P1" draw:layer="layout" svg:x1="13.593cm" svg:y1="6.412cm" svg:x2="15.546cm" svg:y2="6.412cm">
          <text:p/>
        </draw:line>
        <draw:line draw:style-name="gr2" draw:text-style-name="P1" draw:layer="layout" svg:x1="13.593cm" svg:y1="9.243cm" svg:x2="15.546cm" svg:y2="7.388cm">
          <text:p/>
        </draw:line>
        <draw:frame draw:style-name="gr1" draw:text-style-name="P1" draw:layer="layout" svg:width="3.027cm" svg:height="3.027cm" svg:x="10.892cm" svg:y="1.962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1" draw:layer="layout" svg:x1="9.085cm" svg:y1="3.58cm" svg:x2="11.135cm" svg:y2="3.58cm">
          <text:p/>
        </draw:line>
        <draw:frame draw:style-name="gr1" draw:text-style-name="P1" draw:layer="layout" svg:width="3.027cm" svg:height="3.026cm" svg:x="10.892cm" svg:y="4.794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1" draw:layer="layout" svg:x1="9.183cm" svg:y1="6.412cm" svg:x2="11.233cm" svg:y2="6.412cm">
          <text:p/>
        </draw:line>
        <draw:frame draw:style-name="gr1" draw:text-style-name="P1" draw:layer="layout" svg:width="3.027cm" svg:height="3.027cm" svg:x="10.892cm" svg:y="7.625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1" draw:layer="layout" svg:x1="9.085cm" svg:y1="9.244cm" svg:x2="11.135cm" svg:y2="9.244cm">
          <text:p/>
        </draw:line>
        <draw:line draw:style-name="gr3" draw:text-style-name="P1" draw:layer="layout" svg:x1="14.462cm" svg:y1="1.254cm" svg:x2="14.462cm" svg:y2="17.002cm">
          <text:p/>
        </draw:line>
        <draw:frame draw:style-name="gr4" draw:text-style-name="P2" draw:layer="layout" svg:width="2.262cm" svg:height="2.413cm" svg:x="20.223cm" svg:y="5.191cm">
          <draw:image xlink:href="Pictures/10000201000008CA0000096020138689DF252D2C.png" xlink:type="simple" xlink:show="embed" xlink:actuate="onLoad">
            <text:p/>
          </draw:image>
        </draw:frame>
        <draw:frame draw:style-name="gr1" draw:text-style-name="P1" draw:layer="layout" svg:width="2.539cm" svg:height="2.539cm" svg:x="15.521cm" svg:y="5.146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1" draw:layer="layout" svg:x1="18.018cm" svg:y1="6.461cm" svg:x2="20.068cm" svg:y2="6.461cm">
          <text:p/>
        </draw:line>
        <draw:frame draw:style-name="gr4" draw:text-style-name="P2" draw:layer="layout" svg:width="2.417cm" svg:height="2.417cm" svg:x="20.146cm" svg:y="9.678cm">
          <draw:image xlink:href="Pictures/100002010000013D0000013DE96225FABD95AE92.png" xlink:type="simple" xlink:show="embed" xlink:actuate="onLoad">
            <text:p/>
          </draw:image>
        </draw:frame>
        <draw:line draw:style-name="gr2" draw:text-style-name="P1" draw:layer="layout" svg:x1="21.429cm" svg:y1="7.858cm" svg:x2="21.447cm" svg:y2="9.255cm">
          <text:p/>
        </draw:line>
        <draw:frame draw:style-name="gr1" draw:text-style-name="P1" draw:layer="layout" svg:width="2.526cm" svg:height="2.526cm" svg:x="1.762cm" svg:y="13.885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2.539cm" svg:height="2.538cm" svg:x="6.546cm" svg:y="13.885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1" draw:layer="layout" svg:x1="4.398cm" svg:y1="15.252cm" svg:x2="6.448cm" svg:y2="15.252cm">
          <text:p/>
        </draw:line>
        <draw:frame draw:style-name="gr1" draw:text-style-name="P1" draw:layer="layout" svg:width="3.027cm" svg:height="3.027cm" svg:x="10.892cm" svg:y="13.633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1" draw:layer="layout" svg:x1="9.085cm" svg:y1="15.252cm" svg:x2="11.135cm" svg:y2="15.252cm">
          <text:p/>
        </draw:line>
        <draw:frame draw:style-name="gr4" draw:text-style-name="P2" draw:layer="layout" svg:width="2.262cm" svg:height="2.413cm" svg:x="20.223cm" svg:y="13.984cm">
          <draw:image xlink:href="Pictures/10000201000008CA0000096020138689DF252D2C.png" xlink:type="simple" xlink:show="embed" xlink:actuate="onLoad">
            <text:p/>
          </draw:image>
        </draw:frame>
        <draw:line draw:style-name="gr2" draw:text-style-name="P1" draw:layer="layout" svg:x1="18.018cm" svg:y1="6.461cm" svg:x2="20.068cm" svg:y2="6.461cm">
          <text:p/>
        </draw:line>
        <draw:line draw:style-name="gr2" draw:text-style-name="P1" draw:layer="layout" svg:x1="13.685cm" svg:y1="15.252cm" svg:x2="19.669cm" svg:y2="15.252cm">
          <text:p/>
        </draw:line>
        <draw:frame draw:style-name="gr4" draw:text-style-name="P2" draw:layer="layout" svg:width="2.356cm" svg:height="2.356cm" svg:x="1.481cm" svg:y="1.438cm">
          <draw:image xlink:href="Pictures/100002010000026600000266671DB2AD4946CAE7.png" xlink:type="simple" xlink:show="embed" xlink:actuate="onLoad">
            <text:p/>
          </draw:image>
        </draw:frame>
        <draw:frame draw:style-name="gr4" draw:text-style-name="P2" draw:layer="layout" svg:width="2.356cm" svg:height="2.356cm" svg:x="1.481cm" svg:y="4.302cm">
          <draw:image xlink:href="Pictures/100002010000026600000266671DB2AD4946CAE7.png" xlink:type="simple" xlink:show="embed" xlink:actuate="onLoad">
            <text:p/>
          </draw:image>
        </draw:frame>
        <draw:frame draw:style-name="gr4" draw:text-style-name="P2" draw:layer="layout" svg:width="2.356cm" svg:height="2.356cm" svg:x="1.481cm" svg:y="7.096cm">
          <draw:image xlink:href="Pictures/100002010000026600000266671DB2AD4946CAE7.png" xlink:type="simple" xlink:show="embed" xlink:actuate="onLoad">
            <text:p/>
          </draw:image>
        </draw:frame>
        <draw:line draw:style-name="gr2" draw:text-style-name="P1" draw:layer="layout" svg:x1="21.429cm" svg:y1="12.43cm" svg:x2="21.447cm" svg:y2="13.827cm">
          <text:p/>
        </draw:line>
        <draw:line draw:style-name="gr2" draw:text-style-name="P1" draw:layer="layout" svg:x1="22.59cm" svg:y1="15.224cm" svg:x2="24.64cm" svg:y2="15.224cm">
          <text:p/>
        </draw:line>
        <draw:frame draw:style-name="gr4" draw:text-style-name="P2" draw:layer="layout" svg:width="2.356cm" svg:height="2.356cm" svg:x="24.114cm" svg:y="14.081cm">
          <draw:image xlink:href="Pictures/100002010000026600000266671DB2AD4946CA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ienne Raquin</meta:initial-creator>
    <meta:creation-date>2019-07-22T08:32:06.498850953</meta:creation-date>
    <dc:date>2019-07-23T07:59:19.587073571</dc:date>
    <dc:creator>Etienne Raquin</dc:creator>
    <meta:editing-duration>PT19M27S</meta:editing-duration>
    <meta:editing-cycles>11</meta:editing-cycles>
    <meta:generator>LibreOffice/6.0.7.3$Linux_X86_64 LibreOffice_project/00m0$Build-3</meta:generator>
    <meta:document-statistic meta:object-count="38"/>
  </office:meta>
</office:document-meta>
</file>